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18a4d0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1:09:09.095113528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1:09:09.014669650</dc:date>
    <meta:editing-duration>P2DT7H6M17S</meta:editing-duration>
    <meta:editing-cycles>85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27" meta:word-count="51" meta:character-count="463" meta:non-whitespace-character-count="435"/>
  </office:meta>
</office:document-meta>
</file>